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F000005E56D325B67160907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8.445cm" draw:z-index="0"><draw:image xlink:href="Pictures/100000000000059F000005E56D325B67160907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2:57:40.531158815</dc:date>
    <meta:editing-duration>PT37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